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2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3x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round 4x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round 5x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top 16x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</table:table>
      <table:table table:name="top 4x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4-07-20T12:42:29.632000000</dc:date>
    <meta:editing-duration>P5DT8H16M33S</meta:editing-duration>
    <meta:editing-cycles>239</meta:editing-cycles>
    <meta:document-statistic meta:table-count="8" meta:cell-count="523" meta:object-count="0"/>
    <meta:user-defined meta:name="ProgId">Excel.Sheet</meta:user-defined>
  </office:meta>
</office:document-meta>
</file>